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mily-generic="roman"/>
    <style:font-face style:name="Calibri" svg:font-family="Calibri"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773f" officeooo:paragraph-rsid="0005773f"/>
    </style:style>
    <style:style style:name="P2" style:family="paragraph" style:parent-style-name="Standard">
      <style:text-properties officeooo:rsid="000961c7" officeooo:paragraph-rsid="000961c7"/>
    </style:style>
    <style:style style:name="P3" style:family="paragraph" style:parent-style-name="Standard">
      <style:text-properties officeooo:rsid="000f6940" officeooo:paragraph-rsid="000f6940"/>
    </style:style>
    <style:style style:name="P4" style:family="paragraph" style:parent-style-name="Standard">
      <style:text-properties officeooo:rsid="000fcbea" officeooo:paragraph-rsid="000fcbea"/>
    </style:style>
    <style:style style:name="P5" style:family="paragraph" style:parent-style-name="Standard">
      <style:text-properties officeooo:rsid="001042d5" officeooo:paragraph-rsid="000fcbea"/>
    </style:style>
    <style:style style:name="P6" style:family="paragraph" style:parent-style-name="Standard">
      <style:text-properties officeooo:rsid="00126c90" officeooo:paragraph-rsid="00126c90"/>
    </style:style>
    <style:style style:name="P7" style:family="paragraph" style:parent-style-name="Standard">
      <style:text-properties officeooo:rsid="00154219" officeooo:paragraph-rsid="00154219"/>
    </style:style>
    <style:style style:name="P8" style:family="paragraph" style:parent-style-name="Standard">
      <style:text-properties officeooo:rsid="001700f2" officeooo:paragraph-rsid="001700f2"/>
    </style:style>
    <style:style style:name="P9" style:family="paragraph" style:parent-style-name="Standard">
      <style:text-properties officeooo:rsid="001a134b" officeooo:paragraph-rsid="001a134b"/>
    </style:style>
    <style:style style:name="P10" style:family="paragraph" style:parent-style-name="Standard" style:master-page-name="Standard">
      <style:paragraph-properties style:page-number="auto"/>
      <style:text-properties fo:font-weight="bold" officeooo:rsid="0005773f" officeooo:paragraph-rsid="0005773f" style:font-weight-asian="bold" style:font-weight-complex="bold"/>
    </style:style>
    <style:style style:name="T1" style:family="text">
      <style:text-properties officeooo:rsid="000c1e2e"/>
    </style:style>
    <style:style style:name="T2" style:family="text">
      <style:text-properties officeooo:rsid="000db61f"/>
    </style:style>
    <style:style style:name="T3" style:family="text">
      <style:text-properties officeooo:rsid="000ed8aa"/>
    </style:style>
    <style:style style:name="T4" style:family="text">
      <style:text-properties officeooo:rsid="000f6940"/>
    </style:style>
    <style:style style:name="T5" style:family="text">
      <style:text-properties officeooo:rsid="001042d5"/>
    </style:style>
    <style:style style:name="T6" style:family="text">
      <style:text-properties officeooo:rsid="0012e8ba"/>
    </style:style>
    <style:style style:name="T7" style:family="text">
      <style:text-properties officeooo:rsid="00154219"/>
    </style:style>
    <style:style style:name="T8" style:family="text">
      <style:text-properties officeooo:rsid="0015ef72"/>
    </style:style>
    <style:style style:name="T9" style:family="text">
      <style:text-properties officeooo:rsid="0018ebb6"/>
    </style:style>
    <style:style style:name="T10" style:family="text">
      <style:text-properties officeooo:rsid="001bec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Question: </text:span>What were the key initiatives on healthcare and how effective will they be?</text:p>
      <text:p text:style-name="P1"/>
      <text:p text:style-name="P2">There're 4 key initiatives on healthcare, goes into two category: <text:span text:style-name="T4">three goes to </text:span>out-patient treatment, and <text:span text:style-name="T4">one goes to </text:span>in-patient treatment.</text:p>
      <text:p text:style-name="P2"/>
      <text:p text:style-name="P2">For the out-patient treatment, there're three points. Firstly, the Community Health Assist Scheme (CHAS) would remove the lower age floor – now extended to all Singaporean. Secondly, the subsidy for going to Specialist Outpatient Clinics (SOCs) would be higher for the lower- and middle-income patients. Thirdly, MediSave would be allowed to be used on out-patient treatment.</text:p>
      <text:p text:style-name="P2"/>
      <text:p text:style-name="P2">For the in-patient treatment, there's one big point: MediShield should turns into MediShield Life. This means to remove the upper age-floor – i.e., comparing with currently that people above 90 years old cannot enjoy the MediShield, all people can enjoy it in the future; MediShield will also give a better co<text:span text:style-name="T1">v</text:span>er for big bills. <text:span text:style-name="T3">Moreover, there's a Pioneer Generation Package for the Pioneers in this country's building. This package would help to pay the Pioneer Generation's premiums for the MediShield Life.</text:span></text:p>
      <text:p text:style-name="P2"/>
      <text:p text:style-name="P3">With all these benefits given, the premiums for MediSave and MediShield Life would also increase.</text:p>
      <text:p text:style-name="P3"/>
      <text:p text:style-name="P4">Although lots of plans has been talked about, it's still hard to assess how effective these initiatives are, because the schemes are still quite vague: <text:span text:style-name="T5">vague in the in the groups of benefited people, vague in the exact amount of money, and vague in the date of execution.</text:span></text:p>
      <text:p text:style-name="P5"/>
      <text:p text:style-name="P6">The benefit<text:span text:style-name="T6">ed</text:span> <text:span text:style-name="T7">group of </text:span>people is <text:span text:style-name="T7">unclear. The pioneer generation would get subsidy, but there's no clear boundary for pioneer generation. It would be higher subsidy for going SOCs for the lower- and middle-income, but it's unclear that what is lower- and what is middle-income. Therefore, these initiatives might be abused by those who don't really need, and uncover those who really need.</text:span></text:p>
      <text:p text:style-name="P6"/>
      <text:p text:style-name="P7"><text:span text:style-name="T6">T</text:span>he exact amount of money is unclear. A lot of subsidy has been talked about, but the amount of subsidy is not mentioned. There's a lot difference between getting one dollar subsidy, and getting all the bills covered. Moreover,<text:span text:style-name="T8"> the premiums are confirmed to be increase, but it's uncertain how much the increase is.</text:span></text:p>
      <text:p text:style-name="P7"/>
      <text:p text:style-name="P8">The date of execution is unclear. <text:span text:style-name="T9">These initiatives are mostly in the planning phase, and the citizens don't know when these would be carried out. Carrying out tomorrow so that people can make use of it immediately, or carrying out 5 years later when those who need it urgently has already died out?</text:span></text:p>
      <text:p text:style-name="P8"/>
      <text:p text:style-name="P9"><text:span text:style-name="T9">I</text:span>n conclusion, these key initiatives talked about during NDR is quite appealing, and it shows good will from the government to make its citizens happier. <text:span text:style-name="T10">However, since there're so vague and most of the initiatives are in the planning phase, it is impossible to assess how effective these initiatives will 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family-generic="roman"/>
    <style:font-face style:name="Calibri" svg:font-family="Calibri"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SG"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SG"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Arial Unicode M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Arial Unicode M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Arial Unicode M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Arial Unicode M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Arial Unicode MS" fo:font-size="18pt" fo:font-style="normal" fo:text-shadow="none" style:text-underline-style="none" fo:font-weight="normal" style:letter-kerning="true" style:font-size-asian="18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9T21:24:12.275131000</meta:creation-date>
    <dc:date>2013-09-20T13:38:37.617943000</dc:date>
    <meta:editing-duration>PT1H31M18S</meta:editing-duration>
    <meta:editing-cycles>22</meta:editing-cycles>
    <meta:generator>LibreOffice/4.1.1.2$MacOSX_x86 LibreOffice_project/7e4286b58adc75a14f6d83f53a03b6c11fa2903</meta:generator>
    <meta:document-statistic meta:table-count="0" meta:image-count="0" meta:object-count="0" meta:page-count="1" meta:paragraph-count="10" meta:word-count="454" meta:character-count="2789" meta:non-whitespace-character-count="2343"/>
  </office:meta>
</office:document-meta>
</file>